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 style:list-style-name="L1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883489741" text:style-name="L1">
        <text:list-item>
          <text:p text:style-name="P1">Title</text:p>
          <text:list>
            <text:list-item>
              <text:p text:style-name="P2">Shadow p2p is anonymous network aiming to be more anonymous than all others</text:p>
            </text:list-item>
            <text:list-item>
              <text:p text:style-name="P2">Presentation focus on novel techniques created</text:p>
            </text:list-item>
          </text:list>
        </text:list-item>
        <text:list-item>
          <text:p text:style-name="P1">A need for anonymity</text:p>
          <text:list>
            <text:list-item>
              <text:p text:style-name="P2">Anonymity is in demand, lots of situations it is useful / necessary</text:p>
            </text:list-item>
            <text:list-item>
              <text:p text:style-name="P2">Examples</text:p>
              <text:list>
                <text:list-item>
                  <text:p text:style-name="P2">Spies don't want to reveal their identity in enemy territory</text:p>
                </text:list-item>
                <text:list-item>
                  <text:p text:style-name="P2">Criticising some governments can get you arrested and imprisoned</text:p>
                </text:list-item>
                <text:list-item>
                  <text:p text:style-name="P2">Apostasy, illegal in 14 countries, punishable by death in 9</text:p>
                </text:list-item>
              </text:list>
            </text:list-item>
          </text:list>
        </text:list-item>
        <text:list-item>
          <text:p text:style-name="P1">What is anonymity</text:p>
          <text:list>
            <text:list-item>
              <text:p text:style-name="P2">Namelessness + unremarkability</text:p>
            </text:list-item>
            <text:list-item>
              <text:p text:style-name="P2">Namelessness: removing identifying features</text:p>
            </text:list-item>
            <text:list-item>
              <text:p text:style-name="P2">Unremarkability: being places amongst many other similar entities</text:p>
            </text:list-item>
            <text:list-item>
              <text:p text:style-name="P2">I created 4 new methods to achieve these effects</text:p>
            </text:list-item>
          </text:list>
        </text:list-item>
        <text:list-item>
          <text:p text:style-name="P1">Cross</text:p>
          <text:list>
            <text:list-item>
              <text:p text:style-name="P2">The Shout</text:p>
              <text:list>
                <text:list-item>
                  <text:p text:style-name="P2">Method for one-way message sending with neither sender or receiver being identified to the other</text:p>
                </text:list-item>
              </text:list>
            </text:list-item>
            <text:list-item>
              <text:p text:style-name="P2">Shout groups</text:p>
              <text:list>
                <text:list-item>
                  <text:p text:style-name="P2">Protects the shout mechanism from attacks by an adversary</text:p>
                </text:list-item>
              </text:list>
            </text:list-item>
            <text:list-item>
              <text:p text:style-name="P2">Public key hiding</text:p>
              <text:list>
                <text:list-item>
                  <text:p text:style-name="P2">Allows public keys to be scrambled to prevent recognition but such that they can still be used as public keys</text:p>
                </text:list-item>
              </text:list>
            </text:list-item>
            <text:list-item>
              <text:p text:style-name="P2">Uni-directional toroidal network</text:p>
              <text:list>
                <text:list-item>
                  <text:p text:style-name="P2">Network structure more anonymous than mesh network</text:p>
                </text:list-item>
              </text:list>
            </text:list-item>
          </text:list>
        </text:list-item>
        <text:list-item>
          <text:p text:style-name="P1">Shouts</text:p>
          <text:list>
            <text:list-item>
              <text:p text:style-name="P2">In this project, identity is IP address</text:p>
            </text:list-item>
            <text:list-item>
              <text:p text:style-name="P2">Shouts send messages from sender to receiver.</text:p>
              <text:list>
                <text:list-item>
                  <text:p text:style-name="P2">Sender has shout list, only one address is the receiver</text:p>
                </text:list-item>
                <text:list-item>
                  <text:p text:style-name="P2">A packet is sent to each address in the shout list</text:p>
                </text:list-item>
                <text:list-item>
                  <text:p text:style-name="P2">Receiver anonymised amongst list of IP addresses</text:p>
                </text:list-item>
                <text:list-item>
                  <text:p text:style-name="P2">The sender uses IP spoofing to remove their identity from the packets</text:p>
                </text:list-item>
              </text:list>
            </text:list-item>
            <text:list-item>
              <text:p text:style-name="P2">Cannot tell if an IP address is participating in the network or not</text:p>
            </text:list-item>
            <text:list-item>
              <text:p text:style-name="P2">Inefficient but anonymity is of primary concern</text:p>
            </text:list-item>
          </text:list>
        </text:list-item>
        <text:list-item>
          <text:p text:style-name="P1">Shout Groups</text:p>
          <text:list>
            <text:list-item>
              <text:p text:style-name="P2">Shouts are flawed</text:p>
              <text:list>
                <text:list-item>
                  <text:p text:style-name="P2">Sender can search shout list</text:p>
                </text:list-item>
              </text:list>
            </text:list-item>
            <text:list-item>
              <text:p text:style-name="P2">Shout groups hinder attacks by having multiple receivers</text:p>
              <text:list>
                <text:list-item>
                  <text:p text:style-name="P2">Can detect search and do something about it</text:p>
                </text:list-item>
              </text:list>
            </text:list-item>
            <text:list-item>
              <text:p text:style-name="P2">Shout groups also need to be designed to prevent shout group members acting in a hostile manner</text:p>
              <text:list>
                <text:list-item>
                  <text:p text:style-name="P2">This made shout groups the most difficult problem</text:p>
                </text:list-item>
                <text:list-item>
                  <text:p text:style-name="P2">Requires a solution to a secure multiparty computation problem</text:p>
                </text:list-item>
                <text:list-item>
                  <text:p text:style-name="P2">Still no complete solution</text:p>
                </text:list-item>
              </text:list>
            </text:list-item>
          </text:list>
        </text:list-item>
        <text:list-item>
          <text:p text:style-name="P1">Public Key Hiding</text:p>
          <text:list>
            <text:list-item>
              <text:p text:style-name="P2">Works with ElGamal</text:p>
            </text:list-item>
            <text:list-item>
              <text:p text:style-name="P2">Technique essentially ephemeral key creation to hide public key</text:p>
            </text:list-item>
            <text:list-item>
              <text:p text:style-name="P2">Applied in Shadow P2P to hide public keys in messages</text:p>
              <text:list>
                <text:list-item>
                  <text:p text:style-name="P2">Packets can now use “ephemeral onion routing”</text:p>
                  <text:list>
                    <text:list-item>
                      <text:p text:style-name="P2">Onion routing</text:p>
                      <text:list>
                        <text:list-item>
                          <text:p text:style-name="P2">packets have multiple layers of encryption</text:p>
                        </text:list-item>
                        <text:list-item>
                          <text:p text:style-name="P2">layers are added / removed with each node traversed</text:p>
                        </text:list-item>
                      </text:list>
                    </text:list-item>
                    <text:list-item>
                      <text:p text:style-name="P2"><text:soft-page-break/>Intermediate nodes can add a layer of encryption to a packet</text:p>
                      <text:list>
                        <text:list-item>
                          <text:p text:style-name="P2">Without pre-agreeing encryption key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Technique also applied to routing so that intermediate node only knows which direction to send packet in, not where it is going</text:p>
            </text:list-item>
          </text:list>
        </text:list-item>
        <text:list-item>
          <text:p text:style-name="P1">Uni-directional Toroidal Network</text:p>
          <text:list>
            <text:list-item>
              <text:p text:style-name="P2">Designed to be more anonymous than meshnet</text:p>
              <text:list>
                <text:list-item>
                  <text:p text:style-name="P2">Meshnet node placement may be affected by location</text:p>
                </text:list-item>
                <text:list-item>
                  <text:p text:style-name="P2">Nodes may be rearranged for better performance</text:p>
                </text:list-item>
                <text:list-item>
                  <text:p text:style-name="P2">This reveals information</text:p>
                  <text:list>
                    <text:list-item>
                      <text:p text:style-name="P2">As the location of a node helps determine its position in the network...</text:p>
                    </text:list-item>
                    <text:list-item>
                      <text:p text:style-name="P2">Its position in the network gives information about its real world location</text:p>
                    </text:list-item>
                  </text:list>
                </text:list-item>
                <text:list-item>
                  <text:p text:style-name="P2">My network structure prevents this being an issue</text:p>
                  <text:list>
                    <text:list-item>
                      <text:p text:style-name="P2">Peers connect to one another in a rigid structure</text:p>
                    </text:list-item>
                    <text:list-item>
                      <text:p text:style-name="P2">Connections never rearranged for performance</text:p>
                    </text:list-item>
                    <text:list-item>
                      <text:p text:style-name="P2">In many cases, it can be predicted where the new peer will appear in the structure before it joins</text:p>
                      <text:list>
                        <text:list-item>
                          <text:p text:style-name="P2">Shows that all information regarding the peer's connection is ignor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Designed to prevent traffic analysis where an adversary attempts to collect all packets of a given communication</text:p>
              <text:list>
                <text:list-item>
                  <text:p text:style-name="P2">The network is uni-directional</text:p>
                  <text:list>
                    <text:list-item>
                      <text:p text:style-name="P2">Packets going from A to B must take different routes from packets going from B to A</text:p>
                    </text:list-item>
                  </text:list>
                </text:list-item>
                <text:list-item>
                  <text:p text:style-name="P2">The grid provides routing options</text:p>
                  <text:list>
                    <text:list-item>
                      <text:p text:style-name="P2">Packets have multiple routes between any pair of nodes</text:p>
                    </text:list-item>
                    <text:list-item>
                      <text:p text:style-name="P2">Spreading out traffic in an intelligent manner amongst the routes can disguise large data transfers</text:p>
                    </text:list-item>
                    <text:list-item>
                      <text:p text:style-name="P2">Source routing is used to ensure traffic takes the selected rout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Is surprisingly flexible</text:p>
          <text:list>
            <text:list-item>
              <text:p text:style-name="P2">I conceived a way to exploit the properties of the toroid to make more space in the grid</text:p>
              <text:list>
                <text:list-item>
                  <text:p text:style-name="P2">Unroll to provide more space</text:p>
                </text:list-item>
                <text:list-item>
                  <text:p text:style-name="P2">Roll up to reduce space</text:p>
                </text:list-item>
              </text:list>
            </text:list-item>
            <text:list-item>
              <text:p text:style-name="P2">Double space in each dimension</text:p>
              <text:list>
                <text:list-item>
                  <text:p text:style-name="P2">Replicate the grid</text:p>
                </text:list-item>
                <text:list-item>
                  <text:p text:style-name="P2">Existing nodes are placed in the same positions in each of the expansion directions</text:p>
                </text:list-item>
                <text:list-item>
                  <text:p text:style-name="P2">No new physical connections need to be made</text:p>
                </text:list-item>
                <text:list-item>
                  <text:p text:style-name="P2">New nodes replace existing nodes in the grid</text:p>
                </text:list-item>
              </text:list>
            </text:list-item>
          </text:list>
        </text:list-item>
        <text:list-item>
          <text:p text:style-name="P1">This concludes the techniques I have invented</text:p>
          <text:list>
            <text:list-item>
              <text:p text:style-name="P2">From these techniques I have designed a fully functional network</text:p>
            </text:list-item>
            <text:list-item>
              <text:p text:style-name="P2">The description in my thesis covers</text:p>
              <text:list>
                <text:list-item>
                  <text:p text:style-name="P2">Additional components required</text:p>
                </text:list-item>
                <text:list-item>
                  <text:p text:style-name="P2">How all the components interact</text:p>
                </text:list-item>
              </text:list>
            </text:list-item>
            <text:list-item>
              <text:p text:style-name="P2">Network not intended to be practical</text:p>
              <text:list>
                <text:list-item>
                  <text:p text:style-name="P2">Demonstration of how the techniques should be used</text:p>
                </text:list-item>
              </text:list>
            </text:list-item>
            <text:list-item>
              <text:p text:style-name="P2">Analysis of components shows that novel techniques work as expected</text:p>
              <text:list>
                <text:list-item>
                  <text:p text:style-name="P2">Attacks on shout groups</text:p>
                  <text:list>
                    <text:list-item>
                      <text:p text:style-name="P2">take a lot of effort</text:p>
                    </text:list-item>
                    <text:list-item>
                      <text:p text:style-name="P2">take a long time</text:p>
                    </text:list-item>
                    <text:list-item>
                      <text:p text:style-name="P2">adjustable level of protection</text:p>
                    </text:list-item>
                  </text:list>
                </text:list-item>
                <text:list-item>
                  <text:p text:style-name="P2">Public key hiding is cryptographically secure</text:p>
                </text:list-item>
                <text:list-item>
                  <text:p text:style-name="P2">Network structure</text:p>
                  <text:list>
                    <text:list-item>
                      <text:p text:style-name="P2">made a proof of concept simulation</text:p>
                    </text:list-item>
                    <text:list-item>
                      <text:p text:style-name="P2">shows that expansion, contraction, joining and leaving all perform as expected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3-05-22T15:38:47</meta:creation-date>
    <dc:date>2013-05-23T22:28:06</dc:date>
    <dc:creator>Luke </dc:creator>
    <meta:editing-duration>PT7H44M32S</meta:editing-duration>
    <meta:editing-cycles>93</meta:editing-cycles>
    <meta:generator>LibreOffice/3.5$Linux_x86 LibreOffice_project/350m1$Build-2</meta:generator>
    <meta:document-statistic meta:table-count="0" meta:image-count="0" meta:object-count="0" meta:page-count="2" meta:paragraph-count="96" meta:word-count="824" meta:character-count="4647" meta:non-whitespace-character-count="4015"/>
  </office:meta>
</office:document-meta>
</file>